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3.5744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6154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ro5" style:family="table-row">
      <style:table-row-properties style:row-height="0.4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Pros</text:p>
          </table:table-cell>
          <table:table-cell office:value-type="string">
            <text:p>Cons</text:p>
          </table:table-cell>
        </table:table-row>
        <table:table-row table:style-name="ro2">
          <table:table-cell office:value-type="string">
            <text:p>NPM</text:p>
          </table:table-cell>
          <table:table-cell office:value-type="string">
            <text:p>Npm 3.0 has the flat dependency system</text:p>
          </table:table-cell>
          <table:table-cell table:style-name="ce1" office:value-type="string">
            <text:p>Npm also support any module system, the problem is that most module wont work because npm encourages commonjs by offering built in support for it. 2 way to resolve it. 1) Browserify 2) SystemJS</text:p>
          </table:table-cell>
        </table:table-row>
        <table:table-row table:style-name="ro1">
          <table:table-cell/>
          <table:table-cell office:value-type="string">
            <text:p>Market capture is very high</text:p>
          </table:table-cell>
          <table:table-cell/>
        </table:table-row>
        <table:table-row table:style-name="ro3">
          <table:table-cell/>
          <table:table-cell office:value-type="string">
            <text:p>It can work with different module also by using browserify.</text:p>
          </table:table-cell>
          <table:table-cell/>
        </table:table-row>
        <table:table-row table:style-name="ro1">
          <table:table-cell/>
          <table:table-cell office:value-type="string">
            <text:p>Client &amp; Server side script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http://blog.npmjs.org/post/101775448305/npm-and-front-end-packaging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JSPM</text:p>
          </table:table-cell>
          <table:table-cell office:value-type="string">
            <text:p>JSPM has flat dependency system</text:p>
          </table:table-cell>
          <table:table-cell office:value-type="string">
            <text:p>Market capture is very less</text:p>
          </table:table-cell>
        </table:table-row>
        <table:table-row table:style-name="ro4">
          <table:table-cell/>
          <table:table-cell table:style-name="ce1" office:value-type="string">
            <text:p>JSPM puts the browser loader first, it means it installed and use library in the browser</text:p>
          </table:table-cell>
          <table:table-cell/>
        </table:table-row>
        <table:table-row table:style-name="ro4">
          <table:table-cell/>
          <table:table-cell table:style-name="ce1" office:value-type="string">
            <text:p>It is compatible with Commonjs, AMD, ES6 &amp; global variable</text:p>
          </table:table-cell>
          <table:table-cell/>
        </table:table-row>
        <table:table-row table:style-name="ro4">
          <table:table-cell/>
          <table:table-cell table:style-name="ce1" office:value-type="string">
            <text:p>Multi version support, can run 2 version of same library at same time. (Semver)</text:p>
          </table:table-cell>
          <table:table-cell/>
        </table:table-row>
        <table:table-row table:style-name="ro5">
          <table:table-cell/>
          <table:table-cell table:style-name="ce1" office:value-type="string">
            <text:p>It is easy to push it to prod, only we need to create bundle. <text:a xlink:href="http://blog.scottlogic.com/2016/03/03/modularizing-client-side-dependencies-with-jspm.html">http://blog.scottlogic.com/2016/03/03/modularizing-client-side-dependencies-with-jspm.html</text:a></text:p>
          </table:table-cell>
          <table:table-cell/>
        </table:table-row>
        <table:table-row table:style-name="ro1">
          <table:table-cell/>
          <table:table-cell office:value-type="string">
            <text:p>Client &amp; Server side scrip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6/14/2016</text:date>, <text:time>02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 M</meta:initial-creator>
    <meta:creation-date>2016-06-14T01:34:59</meta:creation-date>
    <dc:date>2016-06-14T02:49:02</dc:date>
    <dc:creator>N M</dc:creator>
    <meta:editing-duration>PT1H14M4S</meta:editing-duration>
    <meta:editing-cycles>16</meta:editing-cycles>
    <meta:generator>OpenOffice/4.1.2$Unix OpenOffice.org_project/412m3$Build-9782</meta:generator>
    <meta:document-statistic meta:table-count="3" meta:cell-count="17" meta:object-count="0"/>
  </office:meta>
</office:document-meta>
</file>